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paragraph-properties fo:margin-top="0cm" fo:margin-bottom="0cm" loext:contextual-spacing="false" fo:line-height="150%" fo:text-align="center" style:justify-single-word="false"/>
    </style:style>
    <style:style style:name="P2" style:family="paragraph" style:parent-style-name="Standard">
      <style:paragraph-properties fo:margin-top="0cm" fo:margin-bottom="0cm" loext:contextual-spacing="false" fo:line-height="150%" fo:text-align="justify" style:justify-single-word="false">
        <style:tab-stops>
          <style:tab-stop style:position="6.892cm"/>
        </style:tab-stops>
      </style:paragraph-properties>
    </style:style>
    <style:style style:name="P3" style:family="paragraph" style:parent-style-name="Standard" style:list-style-name="">
      <style:paragraph-properties fo:margin-top="0cm" fo:margin-bottom="0cm" loext:contextual-spacing="false" fo:line-height="150%" fo:text-align="center" style:justify-single-word="false"/>
      <style:text-properties style:font-name="Times New Roman" fo:font-size="14pt" fo:language="id" fo:country="ID" fo:font-weight="bold" style:font-size-asian="14pt" style:font-weight-asian="bold" style:font-name-complex="Times New Roman1" style:font-size-complex="14pt" style:font-weight-complex="bold"/>
    </style:style>
    <style:style style:name="P4" style:family="paragraph" style:parent-style-name="Standard" style:list-style-name="" style:master-page-name="Standard">
      <style:paragraph-properties fo:margin-top="0cm" fo:margin-bottom="0cm" loext:contextual-spacing="false" fo:line-height="150%" fo:text-align="center" style:justify-single-word="false" style:page-number="64"/>
    </style:style>
    <style:style style:name="P5" style:family="paragraph" style:parent-style-name="Standard" style:list-style-name="WWNum1">
      <style:paragraph-properties fo:margin-left="0.751cm" fo:margin-right="0cm" fo:margin-top="0cm" fo:margin-bottom="0cm" loext:contextual-spacing="false" fo:line-height="150%" fo:text-align="justify" style:justify-single-word="false" fo:text-indent="-0.635cm" style:auto-text-indent="false"/>
    </style:style>
    <style:style style:name="P6" style:family="paragraph" style:parent-style-name="Standard">
      <style:paragraph-properties fo:margin-left="0.751cm" fo:margin-right="0cm" fo:margin-top="0cm" fo:margin-bottom="0cm" loext:contextual-spacing="false" fo:line-height="150%" fo:text-align="justify" style:justify-single-word="false" fo:text-indent="0.519cm" style:auto-text-indent="false"/>
    </style:style>
    <style:style style:name="P7" style:family="paragraph" style:parent-style-name="Standard" style:master-page-name="">
      <loext:graphic-properties draw:fill="none"/>
      <style:paragraph-properties fo:margin-left="0.6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rsid="001eaeb3" officeooo:paragraph-rsid="001eaeb3"/>
    </style:style>
    <style:style style:name="P8" style:family="paragraph" style:parent-style-name="List_20_Paragraph" style:list-style-name="WWNum16">
      <style:paragraph-properties fo:margin-top="0cm" fo:margin-bottom="0cm" loext:contextual-spacing="true" fo:line-height="150%" fo:text-align="justify" style:justify-single-word="false">
        <style:tab-stops>
          <style:tab-stop style:position="6.892cm"/>
        </style:tab-stops>
      </style:paragraph-properties>
      <style:text-properties officeooo:rsid="001183ca" officeooo:paragraph-rsid="001183ca"/>
    </style:style>
    <style:style style:name="P9" style:family="paragraph" style:parent-style-name="List_20_Paragraph" style:list-style-name="WWNum16">
      <style:paragraph-properties fo:margin-left="1.251cm" fo:margin-right="0cm" fo:margin-top="0cm" fo:margin-bottom="0cm" loext:contextual-spacing="true" fo:line-height="150%" fo:text-align="justify" style:justify-single-word="false" fo:text-indent="-0.635cm" style:auto-text-indent="false">
        <style:tab-stops>
          <style:tab-stop style:position="6.892cm"/>
        </style:tab-stops>
      </style:paragraph-properties>
      <style:text-properties officeooo:rsid="001ceb8c" officeooo:paragraph-rsid="001ceb8c"/>
    </style:style>
    <style:style style:name="P10" style:family="paragraph" style:parent-style-name="List_20_Paragraph">
      <style:paragraph-properties fo:margin-left="1.251cm" fo:margin-right="0cm" fo:margin-top="0cm" fo:margin-bottom="0cm" loext:contextual-spacing="true" fo:line-height="150%" fo:text-align="justify" style:justify-single-word="false" fo:text-indent="-0.635cm" style:auto-text-indent="false">
        <style:tab-stops>
          <style:tab-stop style:position="6.892cm"/>
        </style:tab-stops>
      </style:paragraph-properties>
      <style:text-properties officeooo:rsid="001ceb8c" officeooo:paragraph-rsid="001ceb8c"/>
    </style:style>
    <style:style style:name="P11" style:family="paragraph" style:parent-style-name="Footer">
      <style:paragraph-properties fo:text-align="center" style:justify-single-word="false"/>
    </style:style>
    <style:style style:name="T1" style:family="text">
      <style:text-properties style:font-name="Times New Roman" fo:font-size="14pt" fo:font-weight="bold" style:font-size-asian="14pt" style:font-weight-asian="bold" style:font-name-complex="Times New Roman1" style:font-size-complex="14pt" style:font-weight-complex="bold"/>
    </style:style>
    <style:style style:name="T2" style:family="text">
      <style:text-properties style:font-name="Times New Roman" fo:font-size="14pt" fo:language="id" fo:country="ID" fo:font-weight="bold" style:font-size-asian="14pt" style:font-weight-asian="bold" style:font-name-complex="Times New Roman1" style:font-size-complex="14pt" style:font-weight-complex="bold"/>
    </style:style>
    <style:style style:name="T3" style:family="text">
      <style:text-properties style:font-name="Times New Roman" fo:font-size="12pt" fo:language="id" fo:country="ID" fo:font-weight="bold" style:font-size-asian="12pt" style:font-weight-asian="bold" style:font-name-complex="Times New Roman1" style:font-size-complex="12pt"/>
    </style:style>
    <style:style style:name="T4" style:family="text">
      <style:text-properties style:font-name="Times New Roman" fo:font-size="12pt" fo:language="id" fo:country="ID" fo:font-weight="bold" style:font-size-asian="12pt" style:font-weight-asian="bold" style:font-name-complex="Times New Roman1" style:font-size-complex="12pt" style:font-weight-complex="bold"/>
    </style:style>
    <style:style style:name="T5" style:family="text">
      <style:text-properties style:font-name="Times New Roman" fo:font-size="12pt" fo:language="id" fo:country="ID" style:font-name-asian="Times New Roman1" style:font-size-asian="12pt" style:language-asian="id" style:country-asian="ID" style:font-name-complex="Times New Roman1" style:font-size-complex="12pt"/>
    </style:style>
    <style:style style:name="T6" style:family="text">
      <style:text-properties style:font-name="Times New Roman" fo:font-size="12pt" fo:language="id" fo:country="ID" style:font-size-asian="12pt" style:font-name-complex="Times New Roman1" style:font-size-complex="12pt"/>
    </style:style>
    <style:style style:name="T7" style:family="text">
      <style:text-properties style:font-name="Times New Roman" fo:font-size="12pt" fo:language="id" fo:country="ID" officeooo:rsid="001a2912" style:font-size-asian="12pt" style:font-name-complex="Times New Roman1" style:font-size-complex="12pt"/>
    </style:style>
    <style:style style:name="T8" style:family="text">
      <style:text-properties style:font-name="Times New Roman" fo:font-size="12pt" fo:language="id" fo:country="ID" officeooo:rsid="001ceb8c" style:font-size-asian="12pt" style:font-name-complex="Times New Roman1" style:font-size-complex="12pt"/>
    </style:style>
    <style:style style:name="T9" style:family="text">
      <style:text-properties style:font-name="Times New Roman" fo:font-size="12pt" fo:language="id" fo:country="ID" officeooo:rsid="001f8004" style:font-size-asian="12pt" style:font-name-complex="Times New Roman1" style:font-size-complex="12pt"/>
    </style:style>
    <style:style style:name="T10" style:family="text">
      <style:text-properties style:font-name="Times New Roman" fo:font-size="12pt" fo:language="id" fo:country="ID" fo:font-style="italic" style:font-size-asian="12pt" style:font-style-asian="italic" style:font-name-complex="Times New Roman1" style:font-size-complex="12pt" style:font-style-complex="italic"/>
    </style:style>
    <style:style style:name="T11" style:family="text">
      <style:text-properties style:font-name="Times New Roman" fo:font-size="12pt" fo:language="id" fo:country="ID" fo:font-style="italic" officeooo:rsid="001a2912" style:font-size-asian="12pt" style:font-style-asian="italic" style:font-name-complex="Times New Roman1" style:font-size-complex="12pt" style:font-style-complex="italic"/>
    </style:style>
    <style:style style:name="T12" style:family="text">
      <style:text-properties style:font-name="Times New Roman" fo:font-size="12pt" fo:language="id" fo:country="ID" fo:font-style="italic" fo:font-weight="normal" style:font-size-asian="12pt" style:font-style-asian="italic" style:font-weight-asian="normal" style:font-name-complex="Times New Roman1" style:font-size-complex="12pt" style:font-style-complex="italic" style:font-weight-complex="normal"/>
    </style:style>
    <style:style style:name="T13" style:family="text">
      <style:text-properties style:font-name="Times New Roman" fo:font-size="12pt" fo:language="id" fo:country="ID" fo:font-style="italic" fo:font-weight="normal" officeooo:rsid="001eaeb3" style:font-size-asian="12pt" style:font-style-asian="italic" style:font-weight-asian="normal" style:font-name-complex="Times New Roman1" style:font-size-complex="12pt" style:font-style-complex="italic" style:font-weight-complex="normal"/>
    </style:style>
    <style:style style:name="T14" style:family="text">
      <style:text-properties style:font-name="Times New Roman" fo:font-size="12pt" fo:language="id" fo:country="ID" fo:font-style="normal" fo:font-weight="normal"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language="id" fo:country="ID" fo:font-style="normal" fo:font-weight="normal" officeooo:rsid="001eaeb3"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font-weight="bold" style:font-size-asian="12pt" style:font-weight-asian="bold" style:font-name-complex="Times New Roman1" style:font-size-complex="12pt"/>
    </style:style>
    <style:style style:name="T17" style:family="text">
      <style:text-properties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oft-page-break/><text:span text:style-name="T1">BAB </text:span><text:span text:style-name="T2">V</text:span></text:h>
      <text:h text:style-name="P1" text:outline-level="1"><text:span text:style-name="T2">PENUTUP</text:span></text:h>
      <text:h text:style-name="P3" text:outline-level="1"/>
      <text:list xml:id="list1560687459" text:style-name="WWNum1">
        <text:list-item>
          <text:p text:style-name="P5"><text:span text:style-name="T4">Kesimpulan</text:span></text:p>
        </text:list-item>
      </text:list>
      <text:p text:style-name="P6"><text:span text:style-name="T5">Dari hasil dan pembahasan aplikasi voip dengan mikrokontroller Raspberry Pi di PT.Bitech Network, maka dapat diambil kesimpulan sebagai berikut</text:span><text:span text:style-name="T6"> </text:span><text:span text:style-name="T17">:</text:span></text:p>
      <text:list xml:id="list1339101404" text:style-name="WWNum16">
        <text:list-item>
          <text:p text:style-name="P8"><text:span text:style-name="T6">Penggunaan </text:span><text:span text:style-name="T7">p</text:span><text:span text:style-name="T6">rogram </text:span><text:span text:style-name="T7">dan sistem operasi berbasis</text:span><text:span text:style-name="T6"> </text:span><text:span text:style-name="T10">open source</text:span><text:span text:style-name="T6"> sudah banyak </text:span><text:span text:style-name="T7">berkembang</text:span><text:span text:style-name="T6"> di dunia pendidikan indonesia khususnya untuk siswa SMK dan Mahasiswa Jurusan Ilmu Komputer. </text:span><text:span text:style-name="T7">Tidak heren jika mahasiswa indonesia sudah mengenal sistem operasi linux, karena sistem operasi berbasis linux adalah sistem operasi </text:span><text:span text:style-name="T11">open source</text:span><text:span text:style-name="T7"> yang paling pupoler dari sistem operasi yang lain. Walau pun sudah banyak digunakan oleh mahasiswa tapi nyata sistem operasi berbasis </text:span><text:span text:style-name="T11">open source</text:span><text:span text:style-name="T7"> ini tidak cukup mudah untuk mahasiswa, jadi diperlukan </text:span><text:span text:style-name="T8">perubahan</text:span><text:span text:style-name="T7"> ulang agar sistem operasi berbasis </text:span><text:span text:style-name="T11">open source</text:span><text:span text:style-name="T7"> ini dapat di gunakan dengan mudah oleh mahasiswa.</text:span></text:p>
        </text:list-item>
        <text:list-item>
          <text:p text:style-name="P9"><text:span text:style-name="T6">Arti kata </text:span><text:span text:style-name="T10">Open Source</text:span><text:span text:style-name="T6"> adalah kode sumber terbuka, dimana </text:span><text:span text:style-name="T10">syntax</text:span><text:span text:style-name="T6"> dari program dapat dilihat dan di perubahan bahkan di buat untuk berkas baru. Sistem operasi berbasis linux adalah salah satu sistem operasi yang berbasis </text:span><text:span text:style-name="T10">open source</text:span><text:span text:style-name="T6"> atau kode sumber nya terbuka. Hal inilah yang dapat dimanfaatkan untuk melakukan modifikasi pada sistem linux. Linux juga mempunyai lisensi gratis dan berbebas jadi kita tidak perlu membayar untuk mendapatkan </text:span><text:span text:style-name="T10">source code</text:span><text:span text:style-name="T6"> nya. Melakukan perubahan untuk sistem operasi linux dan membuat nama baru ini dapat mengunakan beberapa cara, yang paling dikenal adalah remaster dan LFS(Linux from Starcth). Untuk remaster adalah melakukan perubahan berkas </text:span><text:span text:style-name="T12">.iso </text:span><text:span text:style-name="T14">dengan melakukan perubahan dalam sistem .iso induk, yang biasa nya dari remaster </text:span><text:span text:style-name="T15">di sebut </text:span><text:span text:style-name="T13">distribusi turunan.</text:span></text:p>
        </text:list-item>
      </text:list>
      <text:p text:style-name="P10"><text:span text:style-name="T13"/></text:p>
      <text:p text:style-name="P10"><text:span text:style-name="T13"/></text:p>
      <text:p text:style-name="P2"><text:soft-page-break/><text:span text:style-name="T16">B. </text:span><text:span text:style-name="T3"><text:s/></text:span><text:span text:style-name="T16">SARAN</text:span></text:p>
      <text:p text:style-name="P7"><text:span text:style-name="T6">Tidak ada sistem yang sempurna, pasti ada celah atau bug dari sistem yang dibuat. Walau pun sistem itu sudah bagus menurut pembuatnya tapi nyata nya sistem itu masih mempunyai bug. Sistem yang hidup adalah sistem yang diperlihara atau selalu di update, update dalam artian di bug dari sistem dan diperbaiki bug yang sudah ditemukan. Lalu bagaimana dengan sistem operasi yang mempunyai sistem yang sangat komplek, pasti ada bug dalam sistem operasi. Untuk lebih mudah mengembangkan sistem operasi kita dapat tempat untuk memberikan saran dan pelaporan bug dari sistem operasi yang sudah dibuat. Bug yang sudah di laporkan akan di proses dan di cari cara mengatasi bug yang sudah dilaporkan. Perlu waktu yang lama dan banyak orang dalam team yang punya kemampuan berbeda, contoh nya untuk desain dan untuk pembuatan. </text:span><text:span text:style-name="T9">Dukungan dan donasi juga perlu untuk membuat semangat team pengembang sistem operasi mengembangkan sistem yang dibu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id" fo:country="ID"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id" fo:country="ID"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0pt" fo:language="en" fo:country="US" style:font-name-asian="F" style:font-family-generic-asian="system" style:font-pitch-asian="variable" style:font-size-asian="10pt" style:language-asian="zh" style:country-asian="CN"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0pt" fo:language="en" fo:country="US" style:font-name-asian="F" style:font-family-generic-asian="system" style:font-pitch-asian="variable" style:font-size-asian="10pt" style:language-asian="zh" style:country-asian="CN" style:font-size-complex="10pt"/>
    </style:style>
    <style:style style:name="Footer_20_Char" style:display-name="Footer Char" style:family="text" style:parent-style-name="Default_20_Paragraph_20_Font">
      <style:text-properties fo:font-size="10pt" fo:language="en" fo:country="US" style:font-name-asian="F" style:font-family-generic-asian="system" style:font-pitch-asian="variable" style:font-size-asian="10pt" style:language-asian="zh" style:country-asian="CN"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text:start-value="3">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 style:num-suffix="." style:num-format="1">
        <style:list-level-properties text:list-level-position-and-space-mode="label-alignment" fo:text-align="end">
          <style:list-level-label-alignment text:label-followed-by="listtab" fo:text-indent="-0.318cm" fo:margin-left="3.06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1.085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4.001cm" fo:margin-left="0cm" fo:margin-right="0cm" fo:margin-bottom="3.902cm" style:dynamic-spacing="true"/>
      </style:header-style>
      <style:footer-style>
        <style:header-footer-properties fo:min-height="1.916cm" fo:margin-left="0cm" fo:margin-right="0cm" fo:margin-top="1.8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65</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riyanto</meta:initial-creator>
    <meta:editing-cycles>5</meta:editing-cycles>
    <meta:creation-date>2017-07-11T12:50:00</meta:creation-date>
    <dc:date>2018-07-04T19:06:57.826622892</dc:date>
    <meta:editing-duration>PT55M24S</meta:editing-duration>
    <meta:generator>LibreOffice/6.0.3.2$Linux_X86_64 LibreOffice_project/00m0$Build-2</meta:generator>
    <meta:document-statistic meta:table-count="0" meta:image-count="0" meta:object-count="0" meta:page-count="3" meta:paragraph-count="9" meta:word-count="381" meta:character-count="2535" meta:non-whitespace-character-count="21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